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rts for ChipAmp</text:p>
      <text:p text:style-name="Standard"/>
      <text:p text:style-name="Standard">quant<text:tab/>size<text:tab/><text:tab/>strength<text:tab/>thing<text:tab/><text:tab/>type<text:tab/><text:tab/><text:tab/>cost each</text:p>
      <text:p text:style-name="Standard"/>
      <text:p text:style-name="Standard">2x <text:tab/>100uF<text:tab/><text:tab/>100vDC<text:tab/>Caps<text:tab/><text:tab/><text:tab/><text:tab/><text:tab/>00.50</text:p>
      <text:p text:style-name="Standard">2x<text:tab/>.1uF<text:tab/><text:tab/>100vDC<text:tab/>Caps<text:tab/><text:tab/><text:tab/><text:tab/><text:tab/>00.20</text:p>
      <text:p text:style-name="Standard"><text:tab/>.1uF<text:tab/><text:tab/>80vAC <text:tab/>Cap<text:tab/><text:tab/><text:tab/><text:tab/><text:tab/>00.90</text:p>
      <text:p text:style-name="Standard"><text:tab/>100uF<text:tab/><text:tab/>50v<text:tab/><text:tab/>Cap<text:tab/><text:tab/><text:tab/><text:tab/><text:tab/>00.40</text:p>
      <text:p text:style-name="Standard"/>
      <text:p text:style-name="Standard">2x<text:tab/>9000uF<text:tab/>100vDC<text:tab/>Caps<text:tab/><text:tab/><text:tab/><text:tab/><text:tab/>29.00</text:p>
      <text:p text:style-name="Standard">(or1x)<text:tab/>.012F<text:tab/><text:tab/>63WVDC<text:tab/>Caps<text:tab/><text:tab/><text:tab/><text:tab/><text:tab/>08.00<text:tab/></text:p>
      <text:p text:style-name="Standard"/>
      <text:p text:style-name="Standard"><text:tab/>LM3886TF (insulated)<text:tab/><text:tab/><text:tab/><text:tab/><text:tab/><text:tab/>07.00<text:tab/><text:tab/><text:tab/><text:tab/></text:p>
      <text:p text:style-name="Standard"/>
      <text:p text:style-name="Standard"><text:tab/>2.7 Ohm<text:tab/>.5W<text:tab/><text:tab/>Resistor<text:tab/><text:tab/><text:tab/><text:tab/>00.30</text:p>
      <text:p text:style-name="Standard"><text:tab/>10kOhm<text:tab/>.5W<text:tab/><text:tab/>Resistor<text:tab/><text:tab/><text:tab/><text:tab/>00.50</text:p>
      <text:p text:style-name="Standard">2x<text:tab/>1k<text:tab/><text:tab/>.125W<text:tab/><text:tab/>Resistor<text:tab/>Carbon Film<text:tab/><text:tab/>00.17</text:p>
      <text:p text:style-name="Standard"><text:tab/>22k<text:tab/><text:tab/>.25W<text:tab/><text:tab/>Resistor<text:tab/>Carbon Film<text:tab/><text:tab/>00.05</text:p>
      <text:p text:style-name="Standard"><text:tab/>10k<text:tab/><text:tab/>.5W<text:tab/><text:tab/>Resistor<text:tab/>Carbon Film<text:tab/><text:tab/>00.07</text:p>
      <text:p text:style-name="Standard"/>
      <text:p text:style-name="Standard"><text:tab/>10k<text:tab/><text:tab/>1W<text:tab/><text:tab/>Pot<text:tab/><text:tab/>Wirewound<text:tab/><text:tab/>10.00</text:p>
      <text:p text:style-name="Standard"><text:tab/>25k <text:tab/><text:tab/>.5W<text:tab/><text:tab/>Pot<text:tab/><text:tab/><text:tab/><text:tab/><text:tab/>08.00</text:p>
      <text:p text:style-name="Standard"/>
      <text:p text:style-name="Standard"><text:tab/><text:tab/><text:tab/><text:tab/><text:tab/>a switch</text:p>
      <text:p text:style-name="Standard"/>
      <text:p text:style-name="Standard"/>
      <text:p text:style-name="Standard"><text:tab/><text:tab/><text:tab/><text:tab/><text:tab/><text:tab/><text:tab/><text:tab/><text:tab/><text:tab/>87.00</text:p>
      <text:p text:style-name="Standard"><text:tab/><text:tab/><text:tab/><text:tab/><text:tab/><text:tab/><text:tab/>w/o 9000uF caps<text:tab/>37.00</text:p>
      <text:p text:style-name="Standard"><text:tab/><text:tab/><text:tab/><text:tab/><text:tab/><text:tab/><text:tab/></text:p>
      <text:p text:style-name="Standard">Parts for Sustainiac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layout-grid-square-mode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Linus Prazelli</meta:initial-creator>
    <meta:creation-date>2008-05-17T12:46:38</meta:creation-date>
    <dc:creator>Linus Prazelli</dc:creator>
    <dc:date>2008-05-24T20:34:52</dc:date>
    <meta:editing-cycles>6</meta:editing-cycles>
    <meta:editing-duration>PT8H5M3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1" meta:word-count="89" meta:character-count="597"/>
  </office:meta>
</office:document-meta>
</file>